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0000000B632C14FEBCD9358E8.png" manifest:media-type="image/png"/>
  <manifest:file-entry manifest:full-path="Pictures/100054C10000123A000012C6968E345C3F7CE471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9cm" svg:height="12.565cm" svg:x="5.057cm" svg:y="0.881cm">
          <draw:image xlink:href="Pictures/100054C10000123A000012C6968E345C3F7CE471.svg" xlink:type="simple" xlink:show="embed" xlink:actuate="onLoad">
            <text:p text:style-name="P1">Name:-Bhanuka Praneeth</text:p>
            <text:p text:style-name="P1">Index number:-17020123</text:p>
            <text:p text:style-name="P1">Information system</text:p>
            <text:p text:style-name="P1"/>
          </draw:image>
          <draw:image xlink:href="Pictures/10000201000000B0000000B632C14FEBCD9358E8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36:16.969039511</meta:creation-date>
    <dc:date>2018-02-19T15:16:12.368650742</dc:date>
    <meta:editing-duration>PT2M58S</meta:editing-duration>
    <meta:editing-cycles>2</meta:editing-cycles>
    <meta:generator>LibreOffice/5.1.6.2$Linux_X86_64 LibreOffice_project/10m0$Build-2</meta:generator>
    <meta:document-statistic meta:object-count="1"/>
  </office:meta>
</office:document-meta>
</file>